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1011234658838583120"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8420730678010183476"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4605459429699545155"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2114913256012661335"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096682482321274872"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6845860330577635170"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2029479844973729862"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5493017648540646283"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9519629" text:continue-list="list2029479844973729862"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075383072701070604"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526131"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533526"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9542367" text:continue-numbering="true" text:style-name="L9">
        <text:list-item>
          <text:list>
            <text:list-header>
              <text:p text:style-name="P184">Warm down: <text:span text:style-name="T2">0.25 mile jog home</text:span></text:p>
              <text:p text:style-name="P185"/>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9530141"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545862"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3078147631434228429"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1099811655367238863"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350952485358815180"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544980" text:continue-numbering="true" text:style-name="L12">
        <text:list-item>
          <text:list>
            <text:list-header>
              <text:p text:style-name="P189">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933744356044731375" text:style-name="L13">
        <text:list-item>
          <text:list>
            <text:list-header>
              <text:p text:style-name="P178">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361401545859427416"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5037672394640541091" text:style-name="L15">
        <text:list-item>
          <text:list>
            <text:list-header>
              <text:p text:style-name="P169">1.5 miles averaging about 9:40/mile and rest 1 min</text:p>
            </text:list-header>
          </text:list>
        </text:list-item>
      </text:list>
      <text:p text:style-name="P23">1 mile in 8:26 and rest 2 min</text:p>
      <text:list xml:id="list358477054794429782"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693125693437887211" text:style-name="L17">
        <text:list-item>
          <text:list>
            <text:list-header>
              <text:p text:style-name="P171">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541059" text:continue-numbering="true" text:style-name="L17">
        <text:list-item>
          <text:list>
            <text:list-header>
              <text:p text:style-name="P171">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3192803563352813270"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975524164284096122"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8926143656271842066"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9521538" text:continue-list="list7975524164284096122" text:style-name="L19">
        <text:list-item>
          <text:list>
            <text:list-header>
              <text:p text:style-name="P173">(Pace*HR)=1240</text:p>
            </text:list-header>
          </text:list>
        </text:list-item>
      </text:list>
      <text:list xml:id="list39517590" text:continue-list="list3192803563352813270" text:style-name="L18">
        <text:list-item>
          <text:list>
            <text:list-header>
              <text:p text:style-name="P172">2 miles at 10:46/mile Ave HR= 121 bpm and rest a few minutes</text:p>
            </text:list-header>
          </text:list>
        </text:list-item>
      </text:list>
      <text:list xml:id="list39547475" text:continue-list="list39521538"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9535327"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340999034203509617"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49417703384996213"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535602089128025692"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4138514312310954135" text:style-name="L24">
        <text:list-item>
          <text:p text:style-name="P188">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2465782540471691"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61862254865701930"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9517830" text:continue-numbering="true" text:style-name="L26">
        <text:list-item>
          <text:list>
            <text:list-header>
              <text:p text:style-name="P177">0.1 mile lead in to a 4 mile run</text:p>
              <text:p text:style-name="P181">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540725"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ext:p>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938506838114914895"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19T19:29:32.16</dc:date>
    <dc:creator>James Lombardi</dc:creator>
    <meta:editing-duration>P18DT15H27M23S</meta:editing-duration>
    <meta:editing-cycles>1415</meta:editing-cycles>
    <meta:generator>OpenOffice/4.1.2$Win32 OpenOffice.org_project/412m3$Build-9782</meta:generator>
    <meta:document-statistic meta:table-count="0" meta:image-count="9" meta:object-count="0" meta:page-count="150" meta:paragraph-count="4266" meta:word-count="46637" meta:character-count="239727"/>
  </office:meta>
</office:document-meta>
</file>